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0F493AC31A9F31ED7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.39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116cm" svg:height="2.141cm" svg:x="0.2cm" svg:y="0.058cm">
          <draw:image xlink:href="Pictures/1000020100000320000000F493AC31A9F31ED7E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0:41:25.199000000</meta:creation-date>
    <dc:date>2016-10-05T10:45:33.622000000</dc:date>
    <meta:editing-duration>PT4M8S</meta:editing-duration>
    <meta:editing-cycles>1</meta:editing-cycles>
    <meta:generator>LibreOffice/5.2.1.2$Windows_x86 LibreOffice_project/31dd62db80d4e60af04904455ec9c9219178d620</meta:generator>
    <meta:document-statistic meta:object-count="1"/>
  </office:meta>
</office:document-meta>
</file>